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officeooo:rsid="000cc118"/>
    </style:style>
    <style:style style:name="T2" style:family="text">
      <style:text-properties style:text-underline-style="none" fo:font-weight="normal" officeooo:rsid="000b61c3" style:font-weight-asian="normal" style:font-weight-complex="normal"/>
    </style:style>
    <style:style style:name="T3" style:family="text">
      <style:text-properties style:text-underline-style="none" fo:font-weight="normal" officeooo:rsid="000cc11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2">Al inicio del dia, n</text:span><text:span text:style-name="T3">os hemos reunido en equipo y hemos puesto bien el trello ponienso a cada tarea una fecha limite y y el nombre(o los nombre) de quien lo va a hacer.Aparte hemos estado visitando paginas del estilo de pinterest o ArtStation para coger ideas del aspecto que podria tener nuestra pagina. </text:span></text:p>
      <text:p text:style-name="P2"/>
      <text:p text:style-name="P1">Final del dia</text:p>
      <text:p text:style-name="P1"/>
      <text:p text:style-name="P3"><text:span text:style-name="T2">Al final del dia hemos t</text:span><text:span text:style-name="T3">erminado toda la estructura de la aplicación en php, sin ninguna funcionalidad ni aspecto, Y tambien hemos empezado ha desarrollar el MER de nuestra aplicación y el script que se ejecutara al hacer vagrant up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09:49:49.459204178</dc:date>
    <meta:editing-duration>PT24M40S</meta:editing-duration>
    <meta:editing-cycles>3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100" meta:character-count="564" meta:non-whitespace-character-count="467"/>
  </office:meta>
</office:document-meta>
</file>